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fo:hyphenate="false" fo:hyphenation-remain-char-count="2" fo:hyphenation-push-char-count="2" loext:hyphenation-no-caps="false"/>
    </style:style>
    <style:style style:name="P8" style:family="paragraph" style:parent-style-name="citatförteckingsrubrik">
      <style:paragraph-properties fo:line-height="150%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hyphenate="false" fo:hyphenation-remain-char-count="2" fo:hyphenation-push-char-count="2" loext:hyphenation-no-caps="false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  <style:style style:name="T3" style:family="text">
      <style:text-properties officeooo:rsid="000572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2<text:span text:style-name="T3">1</text:span>-<text:span text:style-name="T3">Juni</text:span> <text:span text:style-name="T3">21</text:span>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vd Morten Krogh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one" style:font-name-asian="Arial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non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Courier" fo:font-family="Courier, 'Courier New'" style:font-family-generic="modern" fo:font-size="12pt" fo:language="sv" fo:country="S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1" style:font-family-asian="Arial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nehåll_20_1" style:display-name="innehåll 1" style:family="paragraph" style:parent-style-name="Standard">
      <style:paragraph-properties fo:margin-left="1.27cm" fo:margin-right="1.27cm" fo:margin-top="0.847cm" fo:margin-bottom="0cm" style:contextual-spacing="false" fo:hyphenation-ladder-count="no-limit" fo:text-indent="-1.27cm" style:auto-text-indent="false">
        <style:tab-stops>
          <style:tab-stop style:position="17.145cm" style:leader-style="dotted" style:leader-text=".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2" style:display-name="innehåll 2" style:family="paragraph" style:parent-style-name="Standard">
      <style:paragraph-properties fo:margin-left="2.54cm" fo:margin-right="1.27cm" fo:hyphenation-ladder-count="no-limit" fo:text-indent="-1.27cm" style:auto-text-indent="false">
        <style:tab-stops>
          <style:tab-stop style:position="18.415cm" style:leader-style="dotted" style:leader-text="."/>
          <style:tab-stop style:position="19.05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3" style:display-name="innehåll 3" style:family="paragraph" style:parent-style-name="Standard">
      <style:paragraph-properties fo:margin-left="3.81cm" fo:margin-right="1.27cm" fo:hyphenation-ladder-count="no-limit" fo:text-indent="-1.27cm" style:auto-text-indent="false">
        <style:tab-stops>
          <style:tab-stop style:position="19.685cm" style:leader-style="dotted" style:leader-text="."/>
          <style:tab-stop style:position="20.32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4" style:display-name="innehåll 4" style:family="paragraph" style:parent-style-name="Standard">
      <style:paragraph-properties fo:margin-left="5.08cm" fo:margin-right="1.27cm" fo:hyphenation-ladder-count="no-limit" fo:text-indent="-1.27cm" style:auto-text-indent="false">
        <style:tab-stops>
          <style:tab-stop style:position="20.955cm" style:leader-style="dotted" style:leader-text="."/>
          <style:tab-stop style:position="21.59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5" style:display-name="innehåll 5" style:family="paragraph" style:parent-style-name="Standard">
      <style:paragraph-properties fo:margin-left="6.35cm" fo:margin-right="1.27cm" fo:hyphenation-ladder-count="no-limit" fo:text-indent="-1.27cm" style:auto-text-indent="false">
        <style:tab-stops>
          <style:tab-stop style:position="22.225cm" style:leader-style="dotted" style:leader-text="."/>
          <style:tab-stop style:position="22.86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6" style:display-name="innehåll 6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7.145cm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7" style:display-name="innehåll 7" style:family="paragraph" style:parent-style-name="Standard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 loext:hyphenation-no-caps="false"/>
    </style:style>
    <style:style style:name="innehåll_20_8" style:display-name="innehåll 8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7.145cm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9" style:display-name="innehåll 9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7.145cm" style:leader-style="dotted" style:leader-text=".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8.415cm" style:leader-style="dotted" style:leader-text="."/>
          <style:tab-stop style:position="19.05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8.415cm" style:leader-style="dotted" style:leader-text="."/>
          <style:tab-stop style:position="19.05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101cm" fo:margin-bottom="0.501cm" fo:margin-left="2.54cm" fo:margin-right="1.0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rdinarie bolagsstämmoprotokoll, Falloppio AB</dc:title>
    <meta:initial-creator>Heléne Selsmark</meta:initial-creator>
    <meta:creation-date>2005-11-28T10:00:00</meta:creation-date>
    <dc:date>2021-06-20T14:11:06.450070152</dc:date>
    <meta:print-date>2005-11-28T11:02:00</meta:print-date>
    <meta:editing-cycles>16</meta:editing-cycles>
    <meta:editing-duration>PT37M22S</meta:editing-duration>
    <meta:generator>LibreOffice/7.0.1.2$MacOSX_X86_64 LibreOffice_project/7cbcfc562f6eb6708b5ff7d7397325de9e764452</meta:generator>
    <meta:document-statistic meta:table-count="0" meta:image-count="0" meta:object-count="0" meta:page-count="1" meta:paragraph-count="31" meta:word-count="80" meta:character-count="903" meta:non-whitespace-character-count="454"/>
  </office:meta>
</office:document-meta>
</file>